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15" style:parent-style-name="Normal" style:family="paragraph">
      <style:paragraph-properties fo:text-align="center"/>
      <style:text-properties style:font-name="Lucida Sans Unicode" style:font-name-complex="Lucida Sans Unicode" fo:font-weight="bold" style:font-weight-asian="bold" style:font-weight-complex="bold" fo:color="#0070C0" fo:font-size="14pt" style:font-size-asian="14pt" style:font-size-complex="14pt" fo:language="en" fo:country="GB"/>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18" style:parent-style-name="DefaultParagraphFont" style:family="text">
      <style:text-properties style:font-name="Lucida Sans Unicode" style:font-name-complex="Lucida Sans Unicode" fo:font-size="10pt" style:font-size-asian="10pt" style:font-size-complex="10pt" fo:language="en" fo:country="GB"/>
    </style:style>
    <style:style style:name="T19"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20" style:parent-style-name="DefaultParagraphFont" style:family="text">
      <style:text-properties style:font-name="Lucida Sans Unicode" style:font-name-complex="Lucida Sans Unicode" fo:font-size="10pt" style:font-size-asian="10pt" style:font-size-complex="10pt" fo:language="en" fo:country="GB"/>
    </style:style>
    <style:style style:name="P21" style:parent-style-name="Normal" style:family="paragraph">
      <style:paragraph-properties fo:margin-top="0.0694in" fo:margin-bottom="0.0694in" fo:line-height="100%"/>
      <style:text-properties style:font-name="Lucida Sans Unicode" style:font-name-complex="Lucida Sans Unicode" fo:font-weight="bold" style:font-weight-asian="bold" style:font-weight-complex="bold" fo:color="#0070C0" fo:font-size="10pt" style:font-size-asian="10pt" style:font-size-complex="10pt" fo:language="en" fo:country="GB"/>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Lucida Sans Unicode" style:font-name-complex="Lucida Sans Unicode" fo:font-size="10pt" style:font-size-asian="10pt" style:font-size-complex="10pt" fo:language="en" fo:country="GB"/>
    </style:style>
    <style:style style:name="T24" style:parent-style-name="DefaultParagraphFont" style:family="text">
      <style:text-properties style:font-name="Lucida Sans Unicode" style:font-name-complex="Lucida Sans Unicode" fo:font-size="10pt" style:font-size-asian="10pt" style:font-size-complex="10pt" fo:language="en" fo:country="GB"/>
    </style:style>
    <style:style style:name="T25"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26"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27"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28" style:parent-style-name="DefaultParagraphFont" style:family="text">
      <style:text-properties style:font-name="Lucida Sans Unicode" style:font-name-complex="Lucida Sans Unicode" fo:font-size="10pt" style:font-size-asian="10pt" style:font-size-complex="10pt" fo:language="en" fo:country="GB"/>
    </style:style>
    <style:style style:name="T29"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30" style:parent-style-name="DefaultParagraphFont" style:family="text">
      <style:text-properties style:font-name="Lucida Sans Unicode" style:font-name-complex="Lucida Sans Unicode" fo:font-size="10pt" style:font-size-asian="10pt" style:font-size-complex="10pt" fo:language="en" fo:country="GB"/>
    </style:style>
    <style:style style:name="T31"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32" style:parent-style-name="DefaultParagraphFont" style:family="text">
      <style:text-properties style:font-name="Lucida Sans Unicode" style:font-name-complex="Lucida Sans Unicode" fo:font-size="10pt" style:font-size-asian="10pt" style:font-size-complex="10pt" fo:language="en" fo:country="GB"/>
    </style:style>
    <style:style style:name="T33"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34" style:parent-style-name="DefaultParagraphFont" style:family="text">
      <style:text-properties style:font-name="Lucida Sans Unicode" style:font-name-complex="Lucida Sans Unicode" fo:font-size="10pt" style:font-size-asian="10pt" style:font-size-complex="10pt" fo:language="en" fo:country="GB"/>
    </style:style>
    <style:style style:name="T35" style:parent-style-name="DefaultParagraphFont" style:family="text">
      <style:text-properties style:font-name="Lucida Sans Unicode" style:font-name-complex="Lucida Sans Unicode" fo:font-size="10pt" style:font-size-asian="10pt" style:font-size-complex="10pt" fo:language="en" fo:country="GB"/>
    </style:style>
    <style:style style:name="T36" style:parent-style-name="DefaultParagraphFont" style:family="text">
      <style:text-properties style:font-name="Lucida Sans Unicode" style:font-name-complex="Lucida Sans Unicode" fo:font-weight="bold" style:font-weight-asian="bold" style:font-weight-complex="bold" fo:font-size="10pt" style:font-size-asian="10pt" style:font-size-complex="10pt" fo:language="en" fo:country="GB"/>
    </style:style>
    <style:style style:name="T37" style:parent-style-name="DefaultParagraphFont" style:family="text">
      <style:text-properties style:font-name="Lucida Sans Unicode" style:font-name-complex="Lucida Sans Unicode" fo:font-size="10pt" style:font-size-asian="10pt" style:font-size-complex="10pt" fo:language="en" fo:country="GB"/>
    </style:style>
    <style:style style:name="P38" style:parent-style-name="Normal" style:family="paragraph">
      <style:paragraph-properties fo:margin-top="0.0694in" fo:margin-bottom="0.0694in" fo:line-height="100%"/>
      <style:text-properties style:font-name="Lucida Sans Unicode" style:font-name-complex="Lucida Sans Unicode" fo:font-weight="bold" style:font-weight-asian="bold" style:font-weight-complex="bold" fo:color="#0070C0" fo:font-size="10pt" style:font-size-asian="10pt" style:font-size-complex="10pt" fo:language="en" fo:country="GB"/>
    </style:style>
    <style:style style:name="P39" style:parent-style-name="Normal" style:family="paragraph">
      <style:paragraph-properties fo:margin-top="0.0694in" fo:margin-bottom="0.0694in" fo:line-height="100%"/>
      <style:text-properties style:font-name="Lucida Sans Unicode" style:font-name-complex="Lucida Sans Unicode" fo:font-size="10pt" style:font-size-asian="10pt" style:font-size-complex="10pt" fo:language="en" fo:country="GB"/>
    </style:style>
    <style:style style:name="P40" style:parent-style-name="Normal" style:family="paragraph">
      <style:paragraph-properties fo:margin-top="0.0694in" fo:margin-bottom="0.0694in" fo:line-height="100%"/>
      <style:text-properties style:font-name="Lucida Sans Unicode" style:font-name-complex="Lucida Sans Unicode" fo:font-weight="bold" style:font-weight-asian="bold" style:font-weight-complex="bold" fo:color="#0070C0" fo:font-size="10pt" style:font-size-asian="10pt" style:font-size-complex="10pt" fo:language="en" fo:country="GB"/>
    </style:style>
    <style:style style:name="P41" style:parent-style-name="Normal" style:family="paragraph">
      <style:paragraph-properties fo:margin-top="0.0694in" fo:margin-bottom="0.0694in" fo:line-height="100%"/>
      <style:text-properties style:font-name="Lucida Sans Unicode" style:font-name-complex="Lucida Sans Unicode" fo:font-size="10pt" style:font-size-asian="10pt" style:font-size-complex="10pt" fo:language="en" fo:country="GB"/>
    </style:style>
    <style:style style:name="P42" style:parent-style-name="Normal" style:family="paragraph">
      <style:paragraph-properties fo:margin-top="0.0694in" fo:margin-bottom="0.0694in" fo:line-height="100%">
        <style:tab-stops>
          <style:tab-stop style:type="left" style:position="2.684in"/>
        </style:tab-stops>
      </style:paragraph-properties>
      <style:text-properties fo:language="en" fo:country="GB"/>
    </style:style>
    <style:style style:name="P43" style:parent-style-name="Heading1" style:family="paragraph">
      <style:paragraph-properties fo:text-align="justify" fo:margin-top="0.0694in" fo:margin-bottom="0.0694in"/>
    </style:style>
    <style:style style:name="T44" style:parent-style-name="Strong" style:family="text">
      <style:text-properties style:font-name="Lucida Sans Unicode" style:font-name-complex="Lucida Sans Unicode" fo:font-weight="bold" style:font-weight-asian="bold" style:font-weight-complex="bold" fo:font-size="10pt" style:font-size-asian="10pt" style:font-size-complex="10pt"/>
    </style:style>
    <style:style style:name="P45" style:parent-style-name="NormalWeb" style:family="paragraph">
      <style:paragraph-properties fo:text-align="justify"/>
    </style:style>
    <style:style style:name="T46" style:parent-style-name="DefaultParagraphFont" style:family="text">
      <style:text-properties style:font-name="Lucida Sans Unicode" style:font-name-complex="Lucida Sans Unicode" fo:font-size="10pt" style:font-size-asian="10pt" style:font-size-complex="10pt"/>
    </style:style>
    <style:style style:name="T47" style:parent-style-name="Strong" style:family="text">
      <style:text-properties style:font-name="Lucida Sans Unicode" style:font-name-complex="Lucida Sans Unicode" fo:font-size="10pt" style:font-size-asian="10pt" style:font-size-complex="10pt"/>
    </style:style>
    <style:style style:name="T48" style:parent-style-name="DefaultParagraphFont" style:family="text">
      <style:text-properties style:font-name="Lucida Sans Unicode" style:font-name-complex="Lucida Sans Unicode" fo:font-size="10pt" style:font-size-asian="10pt" style:font-size-complex="10pt"/>
    </style:style>
    <style:style style:name="T49" style:parent-style-name="Strong" style:family="text">
      <style:text-properties style:font-name="Lucida Sans Unicode" style:font-name-complex="Lucida Sans Unicode" fo:font-size="10pt" style:font-size-asian="10pt" style:font-size-complex="10pt"/>
    </style:style>
    <style:style style:name="T50" style:parent-style-name="Hyperlink" style:family="text">
      <style:text-properties style:font-name="Lucida Sans Unicode" style:font-name-complex="Lucida Sans Unicode" fo:font-weight="bold" style:font-weight-asian="bold" style:font-weight-complex="bold" fo:font-size="10pt" style:font-size-asian="10pt" style:font-size-complex="10pt"/>
    </style:style>
    <style:style style:name="P51" style:parent-style-name="NormalWeb" style:family="paragraph">
      <style:paragraph-properties fo:text-align="justify"/>
    </style:style>
    <style:style style:name="T52" style:parent-style-name="Strong" style:family="text">
      <style:text-properties style:font-name="Lucida Sans Unicode" style:font-name-complex="Lucida Sans Unicode" fo:font-size="10pt" style:font-size-asian="10pt" style:font-size-complex="10pt"/>
    </style:style>
    <style:style style:name="T53" style:parent-style-name="DefaultParagraphFont" style:family="text">
      <style:text-properties style:font-name="Lucida Sans Unicode" style:font-name-complex="Lucida Sans Unicode" fo:font-size="10pt" style:font-size-asian="10pt" style:font-size-complex="10pt"/>
    </style:style>
    <style:style style:name="T54" style:parent-style-name="DefaultParagraphFont" style:family="text">
      <style:text-properties style:font-name="Lucida Sans Unicode" style:font-name-complex="Lucida Sans Unicode" fo:font-size="10pt" style:font-size-asian="10pt" style:font-size-complex="10pt"/>
    </style:style>
    <style:style style:name="P55" style:parent-style-name="NormalWeb" style:family="paragraph">
      <style:paragraph-properties fo:text-align="justify"/>
      <style:text-properties style:font-name="Lucida Sans Unicode" style:font-name-complex="Lucida Sans Unicode" fo:font-size="10pt" style:font-size-asian="10pt" style:font-size-complex="10pt"/>
    </style:style>
    <style:style style:name="P56"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text-underline-type="single" style:text-underline-style="solid" style:text-underline-width="auto" style:text-underline-mode="continuous"/>
    </style:style>
    <style:style style:name="P57"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58"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59"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0"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1"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2"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3"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4"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5"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6"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7"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68"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text-underline-type="single" style:text-underline-style="solid" style:text-underline-width="auto" style:text-underline-mode="continuous"/>
    </style:style>
    <style:style style:name="P69"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0"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1"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2"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3"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4"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5"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6"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7" style:parent-style-name="Normal" style:family="paragraph">
      <style:paragraph-properties fo:widows="0" fo:orphans="0" fo:text-align="justify" fo:margin-bottom="0.0833in" fo:line-height="100%"/>
      <style:text-properties style:font-name="Lucida Sans Unicode" style:font-name-asian="Lucida Sans Unicode" style:font-name-complex="Lucida Sans Unicode" fo:font-size="10pt" style:font-size-asian="10pt" style:font-size-complex="10pt"/>
    </style:style>
    <style:style style:name="P78" style:parent-style-name="Heading1" style:family="paragraph">
      <style:paragraph-properties fo:text-align="justify"/>
    </style:style>
    <style:style style:name="T79" style:parent-style-name="Strong" style:family="text">
      <style:text-properties style:font-name="Lucida Sans Unicode" style:font-name-complex="Lucida Sans Unicode" fo:font-weight="bold" style:font-weight-asian="bold" style:font-weight-complex="bold" fo:font-size="10pt" style:font-size-asian="10pt" style:font-size-complex="10pt"/>
    </style:style>
    <style:style style:name="P80" style:parent-style-name="Normal" style:family="paragraph">
      <style:paragraph-properties fo:widows="0" fo:orphans="0" fo:text-align="justify"/>
    </style:style>
    <style:style style:name="T81"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fo:language="en" fo:country="US"/>
    </style:style>
    <style:style style:name="T82" style:parent-style-name="DefaultParagraphFont" style:family="text">
      <style:text-properties style:font-name="Times New Roman" style:font-name-asian="Times New Roman" fo:font-size="12pt" style:font-size-asian="12pt" style:font-size-complex="12pt" fo:language="fr" fo:country="CH" style:language-asian="en" style:country-asian="GB"/>
    </style:style>
    <style:style style:name="P83" style:parent-style-name="Normal" style:family="paragraph">
      <style:text-properties fo:language="fr" fo:country="CH"/>
    </style:style>
    <style:style style:name="T84"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fo:language="en" fo:country="GB"/>
    </style:style>
    <style:style style:name="T85"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style:style>
    <style:style style:name="T86"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style:style>
    <style:style style:name="P87" style:parent-style-name="Normal" style:family="paragraph">
      <style:paragraph-properties fo:widows="0" fo:orphans="0" fo:text-align="justify"/>
      <style:text-properties style:font-name="Lucida Sans Unicode" style:font-name-asian="Lucida Sans Unicode" style:font-name-complex="Lucida Sans Unicode" fo:font-style="italic" style:font-style-asian="italic" fo:font-size="10pt" style:font-size-asian="10pt" style:font-size-complex="10pt"/>
    </style:style>
    <style:style style:name="P88" style:parent-style-name="Normal" style:family="paragraph">
      <style:paragraph-properties fo:widows="0" fo:orphans="0" fo:text-align="justify"/>
    </style:style>
    <style:style style:name="T89"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fo:language="en" fo:country="US"/>
    </style:style>
    <style:style style:name="T90" style:parent-style-name="DefaultParagraphFont" style:family="text">
      <style:text-properties style:font-name="Times New Roman" style:font-name-asian="Times New Roman" fo:font-size="12pt" style:font-size-asian="12pt" style:font-size-complex="12pt" fo:language="fr" fo:country="CH" style:language-asian="en" style:country-asian="GB"/>
    </style:style>
    <style:style style:name="P91" style:parent-style-name="Normal" style:family="paragraph">
      <style:text-properties fo:language="fr" fo:country="CH"/>
    </style:style>
    <style:style style:name="P92" style:parent-style-name="Heading1" style:family="paragraph">
      <style:paragraph-properties fo:text-align="justify"/>
    </style:style>
    <style:style style:name="T93" style:parent-style-name="Strong" style:family="text">
      <style:text-properties style:font-name="Lucida Sans Unicode" style:font-name-complex="Lucida Sans Unicode" fo:font-weight="bold" style:font-weight-asian="bold" style:font-weight-complex="bold" fo:font-size="10pt" style:font-size-asian="10pt" style:font-size-complex="10pt"/>
    </style:style>
    <style:style style:name="T94"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fo:language="en" fo:country="US"/>
    </style:style>
    <style:style style:name="T95" style:parent-style-name="DefaultParagraphFont" style:family="text">
      <style:text-properties style:font-name="Lucida Sans Unicode" style:font-name-asian="Lucida Sans Unicode" style:font-name-complex="Lucida Sans Unicode" fo:font-style="italic" style:font-style-asian="italic" fo:font-size="10pt" style:font-size-asian="10pt" style:font-size-complex="10pt"/>
    </style:style>
    <style:style style:family="graphic" style:name="a2" style:parent-style-name="Graphics">
      <style:graphic-properties fo:wrap-option="wrap" fo:border="0.01042in solid #0072bc" fo:padding-top="0.05in" fo:padding-bottom="0.05in" fo:padding-left="0.1in" fo:padding-right="0.1in" fo:background-color="#ffffff" draw:textarea-vertical-align="top" draw:textarea-horizontal-align="left" style:wrap="non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72bc"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0072bc"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
      <text:p text:style-name="P15">EASE Student Award Application Form</text:p>
      <text:p text:style-name="P16"><text:span text:style-name="T17">The European Association for Storage of Energy (EASE)</text:span><text:span text:style-name="T18"><text:s/>is proud to launch its<text:s/></text:span><text:span text:style-name="T19">ninth annual Student Award</text:span><text:span text:style-name="T20">, recognising outstanding graduate student research in the field of energy storage.</text:span></text:p>
      <text:p text:style-name="P21">Prize</text:p>
      <text:p text:style-name="P22"><text:span text:style-name="T23">The<text:s/></text:span><text:span text:style-name="T24">winning student will be awarded a<text:s/></text:span><text:span text:style-name="T25">ticket for the EASE Energy Storage<text:s/></text:span><text:span text:style-name="T26">A</text:span><text:span text:style-name="T27">nnual Global Conference</text:span><text:span text:style-name="T28"><text:s/>taking place<text:s/></text:span><text:span text:style-name="T29">in Brussels on 15-17 October 2024</text:span><text:span text:style-name="T30">. The 3-day ticket has the value of<text:s/></text:span><text:span text:style-name="T31">1,390 Euros</text:span><text:span text:style-name="T32">! He or she will be recognised during the conference and will be invited to<text:s/></text:span><text:span text:style-name="T33">present their research</text:span><text:span text:style-name="T34"><text:s/>to the participants. In addition, EASE will cover transportation to and from Brussels as well as accommodation for the winning student for 3 nights in Brussels. This is an invaluable opportunity to network with industry leaders in the energy storage sector and to learn more about energy storage<text:s/></text:span><text:span text:style-name="T35">technologies, applications, business cases, and policy developments, which in turn, can give you<text:s/></text:span><text:span text:style-name="T36">access to working opportunities</text:span><text:span text:style-name="T37">.<text:s/></text:span></text:p>
      <text:p text:style-name="P38">Eligibility Criteria</text:p>
      <text:p text:style-name="P39">Applicants must either currently be enrolled as a student or have completed an MSc or PhD program at an accredited European university between July 2023 and July 2024. The thesis must focus on an energy storage-related topic. Eligible papers are BSc dissertations, MSc, or PhD theses submitted during the above-mentioned period. EASE will be able to evaluate papers written in English. For those written in other languages, applicants are asked to contact the EASE Secretariat prior to submitting their application to verify whether the Secretariat has the requisite language skills. Applicants must be available to travel to Brussels to attend the Energy Storage Global Conference on 15-17 October 2024. Applicants from outside the EU should be in possession of a valid visa allowing them to travel to Belgium in October 2024. EASE will only cover basic travel and accommodation costs for the event from locations within Europe. By submitting their application, candidates agree to allow their personal data, including the<text:s/>completed thesis, to be shared with EASE members.</text:p>
      <text:p text:style-name="P40">Selection Procedure</text:p>
      <text:p text:style-name="P41">The selection of the winning student will be performed by the EASE Secretariat and a selected committee of members. Students will be judged on the quality of the responses, the research design, and on the<text:s/>relevance of the research topic to the energy storage industry. The winner will be announced by the beginning of September 2024.</text:p>
      <text:p text:style-name="P42"><text:tab/></text:p>
      <text:h text:style-name="P43" text:outline-level="1"><text:span text:style-name="T44">Instructions</text:span></text:h>
      <text:p text:style-name="P45"><text:span text:style-name="T46">Please complete the<text:s/></text:span><text:span text:style-name="T47">following application form</text:span><text:span text:style-name="T48"> in full (personal information, abstract, results), attach your (draft) thesis, and </text:span><text:span text:style-name="T49">send both documents to Ms Elina Cirule:<text:s/></text:span><text:a xlink:href="mailto:e.cirule@ease-storage.eu." office:target-frame-name="_top" xlink:show="replace"><text:span text:style-name="T50">e.cirule@ease-storage.eu.</text:span></text:a></text:p>
      <text:soft-page-break/>
      <text:p text:style-name="P51"><text:span text:style-name="T52">The deadline for the application is Friday, 19 July 2024.</text:span><text:span text:style-name="T53"> Candidates who do not<text:s/></text:span><text:span text:style-name="T54">comply with the eligibility criteria will be disqualified.</text:span></text:p>
      <text:p text:style-name="P55">If you have any questions, please contact: Ms Elina Cirule.</text:p>
      <text:p text:style-name="P56">Personal Information</text:p>
      <text:p text:style-name="P57">Last name:</text:p>
      <text:p text:style-name="P58">First name:</text:p>
      <text:p text:style-name="P59">Address:<text:s/></text:p>
      <text:p text:style-name="P60">Nationality:</text:p>
      <text:p text:style-name="P61">If you are not an EU citizen, will you have a valid visa to reach<text:s/>Brussels on 15-17 October 2024? <text:s/></text:p>
      <text:p text:style-name="P62"><text:s/>……………………………………………………………………………………………………….</text:p>
      <text:p text:style-name="P63">Date of birth:</text:p>
      <text:p text:style-name="P64">E-mail address:</text:p>
      <text:p text:style-name="P65">Phone number:</text:p>
      <text:p text:style-name="P66"/>
      <text:p text:style-name="P67"/>
      <text:p text:style-name="P68">University Information</text:p>
      <text:p text:style-name="P69">University:<text:s/></text:p>
      <text:p text:style-name="P70">City:<text:s/></text:p>
      <text:p text:style-name="P71">EU Member State:<text:s/></text:p>
      <text:p text:style-name="P72">Degree programme:</text:p>
      <text:p text:style-name="P73">Topic of thesis:</text:p>
      <text:p text:style-name="P74">Expected graduation date:</text:p>
      <text:p text:style-name="P75">Name of supervising professor(s):<text:s/></text:p>
      <text:p text:style-name="P76">Contact details of professor(s):<text:s/></text:p>
      <text:p text:style-name="P77"/>
      <text:soft-page-break/>
      <text:h text:style-name="P78" text:outline-level="1"><text:span text:style-name="T79">Q1: Please describe the topic of your research paper/thesis, including the research question, research design, and main objectives.<text:s/></text:span></text:h>
      <text:p text:style-name="P80"><text:span text:style-name="T81"><draw:frame draw:z-index="251667456" draw:id="id0" draw:style-name="a2" draw:name="Text Box 2" text:anchor-type="paragraph" svg:x="0in" svg:y="0.31806in" svg:width="6.675in" svg:height="7.66667in" style:rel-width="scale" style:rel-height="scale"><draw:text-box><text:p text:style-name="Normal"><text:span text:style-name="T82"><text:s/></text:span></text:p><text:p text:style-name="P83"/></draw:text-box><svg:title/><svg:desc/></draw:frame></text:span><text:span text:style-name="T84">Please n</text:span><text:span text:style-name="T85">ote that your response is limited to 2000<text:s/></text:span><text:span text:style-name="T86">words.<text:s/></text:span></text:p>
      <text:p text:style-name="P87"/>
      <text:soft-page-break/>
      <text:p text:style-name="P88"><text:span text:style-name="T89"><draw:frame draw:z-index="251659264" draw:id="id1" draw:style-name="a3" draw:name="Text Box 2" text:anchor-type="paragraph" svg:x="0.00486in" svg:y="0.31389in" svg:width="6.79028in" svg:height="8.05625in" style:rel-width="scale" style:rel-height="scale"><draw:text-box><text:p text:style-name="Normal"><text:span text:style-name="T90"><text:s/></text:span></text:p><text:p text:style-name="P91"/></draw:text-box><svg:title/><svg:desc/></draw:frame></text:span></text:p>
      <text:p text:style-name="Normal"/>
      <text:soft-page-break/>
      <text:h text:style-name="P92" text:outline-level="1"><text:span text:style-name="T93">Q2: Please explain the results or findings of your thesis and the implications for the broader energy storage sector.</text:span></text:h>
      <text:p text:style-name="Normal"><text:span text:style-name="T94"><draw:frame draw:z-index="251665408" draw:id="id2" draw:style-name="a4" draw:name="Text Box 2" text:anchor-type="paragraph" svg:x="0in" svg:y="0.41524in" svg:width="6.68403in" svg:height="7.42014in" style:rel-width="scale" style:rel-height="scale"><draw:text-box><text:p text:style-name="Normal"/></draw:text-box><svg:title/><svg:desc/></draw:frame></text:span><text:span text:style-name="T95">Please note that your response is limited to 500 word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00%"/>
      <style:text-properties style:font-name-asian="Times New Roman" fo:font-weight="bold" style:font-weight-asian="bold" style:font-weight-complex="bold" fo:color="#0072BC" style:letter-kerning="false" fo:font-size="16pt" style:font-size-asian="16pt" style:font-size-complex="14pt" fo:language="en" fo:country="GB"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fo:color="#0072BC" style:letter-kerning="false" fo:font-size="16pt" style:font-size-asian="16pt" style:font-size-complex="14pt" fo:language="en" fo:country="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language="en" fo:country="GB"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2798in" fo:margin-right="0.7875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Normal" style:family="paragraph">
      <style:paragraph-properties fo:text-align="center" fo:margin-bottom="0in" fo:line-height="100%"/>
      <style:text-properties style:font-name="Lucida Sans Unicode" style:font-name-asian="MS Mincho" style:font-name-complex="Lucida Sans Unicode" fo:font-weight="bold" style:font-weight-asian="bold" fo:font-size="5.5pt" style:font-size-asian="5.5pt" style:font-size-complex="5.5pt"/>
    </style:style>
    <style:style style:name="P6" style:parent-style-name="Normal" style:family="paragraph">
      <style:paragraph-properties fo:text-align="center" fo:margin-bottom="0in" fo:line-height="100%"/>
      <style:text-properties style:font-name="Lucida Sans Unicode" style:font-name-asian="MS Mincho" style:font-name-complex="Lucida Sans Unicode" fo:font-weight="bold" style:font-weight-asian="bold" fo:font-size="5.5pt" style:font-size-asian="5.5pt" style:font-size-complex="5.5pt"/>
    </style:style>
    <style:style style:name="P7" style:parent-style-name="Normal" style:family="paragraph">
      <style:paragraph-properties fo:text-align="center" fo:margin-bottom="0in" fo:line-height="100%">
        <style:tab-stops>
          <style:tab-stop style:type="center" style:position="2.884in"/>
          <style:tab-stop style:type="right" style:position="5.768in"/>
        </style:tab-stops>
      </style:paragraph-properties>
    </style:style>
    <style:style style:name="T8" style:parent-style-name="DefaultParagraphFont" style:family="text">
      <style:text-properties style:font-name="Lucida Sans Unicode" style:font-name-asian="MS Mincho" style:font-name-complex="Lucida Sans Unicode" fo:font-size="5.5pt" style:font-size-asian="5.5pt" style:font-size-complex="5.5pt" fo:language="fr" fo:country="BE"/>
    </style:style>
    <style:style style:name="T9" style:parent-style-name="Hyperlink" style:family="text">
      <style:text-properties style:font-name="Lucida Sans Unicode" style:font-name-asian="MS Mincho" style:font-name-complex="Lucida Sans Unicode" fo:font-size="5.5pt" style:font-size-asian="5.5pt" style:font-size-complex="5.5pt" fo:language="fr" fo:country="BE"/>
    </style:style>
    <style:style style:name="T10" style:parent-style-name="DefaultParagraphFont" style:family="text">
      <style:text-properties style:font-name="Lucida Sans Unicode" style:font-name-asian="MS Mincho" style:font-name-complex="Lucida Sans Unicode" fo:font-size="5.5pt" style:font-size-asian="5.5pt" style:font-size-complex="5.5pt" fo:language="fr" fo:country="BE"/>
    </style:style>
    <style:style style:name="T11" style:parent-style-name="DefaultParagraphFont" style:family="text">
      <style:text-properties style:font-name="Lucida Sans Unicode" style:font-name-asian="MS Mincho" style:font-name-complex="Lucida Sans Unicode" fo:font-size="5.5pt" style:font-size-asian="5.5pt" style:font-size-complex="5.5pt" fo:language="fr" fo:country="BE"/>
    </style:style>
    <style:style style:name="T12" style:parent-style-name="DefaultParagraphFont" style:family="text">
      <style:text-properties style:font-name="Lucida Sans Unicode" style:font-name-asian="MS Mincho" style:font-name-complex="Lucida Sans Unicode" fo:font-size="5.5pt" style:font-size-asian="5.5pt" style:font-size-complex="5.5pt" fo:language="fr" fo:country="BE"/>
    </style:style>
    <style:style style:name="T13" style:parent-style-name="DefaultParagraphFont" style:family="text">
      <style:text-properties style:font-name="Lucida Sans Unicode" style:font-name-asian="MS Mincho" style:font-name-complex="Lucida Sans Unicode" fo:color="#0000FF" fo:font-size="5.5pt" style:font-size-asian="5.5pt" style:font-size-complex="5.5pt" style:text-underline-type="single" style:text-underline-style="solid" style:text-underline-width="auto" style:text-underline-mode="continuous" fo:language="fr" fo:country="BE"/>
    </style:style>
    <style:style style:name="P14" style:parent-style-name="Footer" style:family="paragraph">
      <style:text-properties fo:language="fr" fo:country="BE"/>
    </style:style>
    <style:style style:family="graphic" style:name="a0" style:parent-style-name="Graphics">
      <style:graphic-properties fo:border="0.01042in none" fo:background-color="transparent" fo:clip="rect(0in, 4.28086in, 0in, 0in)"/>
    </style:style>
    <style:style style:family="graphic" style:name="a1" style:parent-style-name="Graphics">
      <style:graphic-properties fo:border="0.01042in none" fo:background-color="transparent" fo:clip="rect(0in, 0in, 0in, 5.7522in)"/>
    </style:style>
  </office:automatic-styles>
  <office:master-styles>
    <style:master-page style:name="MP0" style:page-layout-name="PL0">
      <style:header>
        <text:p text:style-name="Header"><text:span text:style-name="T2"><draw:frame draw:style-name="a0" draw:name="Picture 15" text:anchor-type="as-char" svg:x="0in" svg:y="0in" svg:width="2.61739in" svg:height="1.29565in" style:rel-width="scale" style:rel-height="scale"><draw:image xlink:href="media/image1.png" xlink:type="simple" xlink:show="embed" xlink:actuate="onLoad"/><svg:title/><svg:desc>Description: Macintosh HD:Users:IDM:Documents:clients:Bernard Gardin:EASE:EaseHead2.png</svg:desc></draw:frame></text:span><text:span text:style-name="T3"><text:s text:c="69"/></text:span><text:span text:style-name="T4"><draw:frame draw:style-name="a1" draw:name="Picture 16" text:anchor-type="as-char" svg:x="0in" svg:y="0in" svg:width="1.2252in" svg:height="1.29583in" style:rel-width="scale" style:rel-height="scale"><draw:image xlink:href="media/image1.png" xlink:type="simple" xlink:show="embed" xlink:actuate="onLoad"/><svg:title/><svg:desc>Description: Macintosh HD:Users:IDM:Documents:clients:Bernard Gardin:EASE:EaseHead2.png</svg:desc></draw:frame></text:span></text:p>
        <text:p text:style-name="Header"/>
      </style:header>
      <style:footer>
        <text:p text:style-name="P5"/>
        <text:p text:style-name="P6">EASE – European Association for Storage of Energy</text:p>
        <text:p text:style-name="P7"><text:span text:style-name="T8">Avenue Adolphe Lacomblé 59/8 – B-1030 Brussels – tel: +32 2.743.29.82 –<text:s/></text:span><text:a xlink:href="https://twitter.com/EASE_ES" office:target-frame-name="_top" xlink:show="replace"><text:span text:style-name="T9">@EASE_ES</text:span></text:a><text:span text:style-name="T10"><text:s/>– info</text:span><text:a xlink:href="mailto:info@ease-storage.eu" office:target-frame-name="_top" xlink:show="replace"><text:span text:style-name="T11">@ease-storage.eu</text:span></text:a><text:span text:style-name="T12"><text:s/>–<text:s/></text:span><text:a xlink:href="http://www.ease-storage.eu" office:target-frame-name="_top" xlink:show="replace"><text:span text:style-name="T13">www.ease-storage.eu</text:span></text:a></text:p>
        <text:p text:style-name="P14"/>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iulia GALANTIS</meta:initial-creator>
    <dc:creator>Giulia GALANTIS</dc:creator>
    <meta:creation-date>2024-04-10T15:17:00Z</meta:creation-date>
    <dc:date>2024-04-10T15:18:00Z</dc:date>
    <meta:template xlink:href="Normal" xlink:type="simple"/>
    <meta:editing-cycles>2</meta:editing-cycles>
    <meta:editing-duration>PT60S</meta:editing-duration>
    <meta:document-statistic meta:page-count="5" meta:paragraph-count="7" meta:word-count="548" meta:character-count="3669" meta:row-count="26" meta:non-whitespace-character-count="3128"/>
  </office:meta>
</office:document-meta>
</file>